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0" style:family="table-cell" style:parent-style-name="Default">
      <style:table-cell-properties style:rotation-align="none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number-columns-repeated="4" table:default-cell-style-name="ce0"/>
        <table:table-row table:style-name="ro1">
          <table:table-cell office:value-type="string" calcext:value-type="string">
            <text:p>でね！でね！　その後聞いた話だと、<text:line-break/>A組の森嶋くんがその時のケータイを<text:line-break/>拾って持ってたんだって～！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この2人、ぜったいアヤシイよね～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だよね！！　わたしも最近気付いたんだけど、<text:line-break/>やっぱそういうことだよね！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・・・もう。　これから危険な調査に向かう一行<text:line-break/>とは思えないわね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・・・それで・・・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の次の週に森嶋くんが早退した日があった<text:line-break/>じゃん？　実はあれってね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さすがに居づらいな。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ど、どうしよう・・・お手洗いに行きたいけど<text:line-break/>　席立ちにくいよぅ・・・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も・・・もうちょっとだけ・・・話題に区切りが<text:line-break/>　つくまで我慢しよう・・・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え？　うそ！　武川さんって、まだあの<text:line-break/>コンビニでバイト続けてるの！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うん。　やめればいいのにって、みんな言って<text:line-break/>るんだけどさ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うっそー！　あたしなんか、もう1ヶ月くらい<text:line-break/>あのコンビニ行ってないよー！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あれはムリだよね～！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うぅ・・・お、お手洗い行きたい・・・////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もう・・・だめ・・・！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ご、ごめんなさい、ちょっとお手あ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・・・あ！　あたしトイレ行ってくる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話題ストップしといて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ほいほーい！</text:p>
          </table:table-cell>
          <table:table-cell office:value-type="string" calcext:value-type="string">
            <text:p>Map011</text:p>
          </table:table-cell>
          <table:table-cell/>
          <table:table-cell office:value-type="string" calcext:value-type="string">
            <text:p>Aye aye!</text:p>
          </table:table-cell>
        </table:table-row>
        <table:table-row table:style-name="ro1">
          <table:table-cell office:value-type="string" calcext:value-type="string">
            <text:p>（あぅ・・・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てか早乙女。　あんたさっきからずっと黙ってる<text:line-break/>けど、退屈じゃないの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ある程度は退屈だ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何よそれ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レグマくんも、何かお話したいことがあったら<text:line-break/>じゃんじゃんしゃべっていいんだよ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無理にガールズトークに引き込むことないわよ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ではなぜ、先ほど俺に対し「退屈ではないか」と<text:line-break/>気を遣ったのだ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べべべ、別に気なんか遣ってないわよ！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か、勝手に勘違いしないでよねっ！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おかえりー！　早かったね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うん・・・ただいま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あれ？　どうかしたの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トイレ、故障中だって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うなの！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・・・そんな・・・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じゃあ、陸に着くまでトイレ使えないの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うん。　メンテ用の特殊な機材が無いと修理<text:line-break/>できないんだってさ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参ったね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陸までどのくらいで着くんだろ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航海予定表によれば、あと3時間15分といった<text:line-break/>ところだな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んなにかかるの・・・！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ともっち、大丈夫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ど、どうかな・・・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てか、さっきから飲み物ごくごく飲んでるし、<text:line-break/>たぶん無理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えー？　じゃ、じゃあどうするの・・・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ど・・・どうしよう・・・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どうしよう・・・！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あと3時間なんて、ぜったい我慢できない・・・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一応、係員の人がトイレの前で非常用の<text:line-break/>携帯トイレを配ってたけど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数に限りがあるから、小さい子や切羽詰まった<text:line-break/>人が優先なんだって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うなんだ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じゃ、しばらく我慢するしかないみたいね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うん・・・さすがにちっちゃい子に混じって<text:line-break/>携帯トイレ受け取る列には並べなかったよ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やば！　飲み物控えなきゃ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あたし、結構飲んじゃった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こうなったら、何としてでも我慢しないと・・・！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意識すると・・・なんか急におトイレ行きたく<text:line-break/>　なってきちゃう・・・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精神統一して代謝を抑えてやり過ごす<text:line-break/>　のよ・・・！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ぅう・・・ん・・・（もじもじ、もじもじ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急に静かになったな。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もじもじもじもじ・・・っ　そわそわそわ・・・っ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さっきまで気付かなかったけど・・・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ひめも、結構やばそうね・・・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オシッコしたい・・・オシッコ、オシッコ・・・！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ぎろっ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ログアウトしたほうがよさそうだな。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しばし甲板で海原を眺めてくるとしよう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あ、あたし・・・もう・・・だめかも・・・っ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ともっち、無理そうならもらってきなよ、携帯<text:line-break/>トイレ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うん・・・そ、そうしよっかな・・・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ちょっと行ってくるね・・・っ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あたしも、ちょっとキツくなってきたかも・・・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ひめも・・・あんまり無理しないほうがいいよ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え、えと・・・私はその・・・っ///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ま、まだ大丈夫です・・・っ///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あれからまだ1時間くらいしか経ってないわ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まだ2時間以上もあるなんて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き、きつい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じゃ、じゃあ・・・ちょっとやっちゃうね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ふー～～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どきどき・・・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///////っ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すっきり・・・♪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お、音・・・ばっちり聞こえちゃうね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うだった・・・？　あはは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ど、どうしよう・・・あたしも・・・そろそろ・・・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あ・・・あと、1時間半・・・っ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うぅ・・・っ</text:p>
          </table:table-cell>
          <table:table-cell office:value-type="string" calcext:value-type="string">
            <text:p>Commonevents</text:p>
          </table:table-cell>
          <table:table-cell/>
          <table:table-cell office:value-type="string" calcext:value-type="string">
            <text:p>Uu…</text:p>
          </table:table-cell>
        </table:table-row>
        <table:table-row table:style-name="ro1">
          <table:table-cell office:value-type="string" calcext:value-type="string">
            <text:p>んぅ・・・っ・・・・ふ・・・ぅ・・・っ////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ご・・・ごめんっ、あ、あたし・・・もう限界・・・っ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どうしよ・・・わたしも、もらって来ようかな・・・っ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このままじゃ、すぐに限界きちゃいそうだし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も、もれちゃう・・・もれちゃうぅ・・・っ////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でも・・・は、恥ずかしい・・・っ////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ひ、ひめ・・・もう無理しないで、わたし達も<text:line-break/>携帯トイレもらいに行こ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あと1時間半もあるんだよ・・・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うだよ。　体に毒だよ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さ、先にごめんね・・・っ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はあぁ・・・っ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ぶるるるる・・・っ！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や、やば・・・そんな気持ち良さそうな音<text:line-break/>　聞かされたら・・・もうっ！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あ、あの！　わたしもちょっと行って来る・・・っ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ほら、ひめも一緒に行こっ！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うぅ・・・あの・・・あの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恥ずかしい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もらいに行く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ま、まだ・・・我慢できますので・・・だ、大丈夫<text:line-break/>です・・・っ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あ・・・あんまり無理しないほうがいいよっ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じゃ、わたし、行ってくるから・・・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んんっ・・・ぅぁっ・・・あ・・・っ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・・・ほっ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たっぷり出たね～♪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、そ、そういうこと言わないの・・・っ！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仕方ないじゃないっ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あの・・・わ、私も・・・行き・・・ます・・・///////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ま、まあ・・・ほら、ひめちゃんはその女の子を<text:line-break/>救ったヒーローなわけだし！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そうだよ。　そもそも故障したトイレが一番<text:line-break/>悪いんだよ？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すぐには無理だと思うけど、済んだことなんだし<text:line-break/>できるだけ気にしないようにしよう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ぐす・・・ひぐ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どうした、何かあったのか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ぐーぐー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ぎろっ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海原を眺めてくる。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19-09-21T11:23:14+02:00</meta:creation-date>
    <dc:date>2019-09-25T13:31:11.841000000</dc:date>
    <dc:title>Untitled Spreadsheet</dc:title>
    <dc:description/>
    <dc:subject/>
    <meta:keyword/>
    <meta:editing-duration>PT53S</meta:editing-duration>
    <meta:editing-cycles>1</meta:editing-cycles>
    <meta:document-statistic meta:table-count="1" meta:cell-count="126" meta:object-count="0"/>
    <meta:generator>LibreOffice/6.2.7.1$Windows_X86_64 LibreOffice_project/23edc44b61b830b7d749943e020e96f5a7df63bf</meta:generator>
    <meta:user-defined meta:name="Company">Microsoft Corporation</meta:user-defined>
    <meta:user-defined meta:name="category"/>
  </office:meta>
</office:document-meta>
</file>